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84F52DEEB1361DF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973cm"/>
      <style:paragraph-properties style:writing-mode="lr-tb"/>
    </style:style>
    <style:style style:name="gr2" style:family="graphic" style:parent-style-name="standard">
      <style:graphic-properties draw:fill="solid" draw:fill-color="#00a933" draw:textarea-horizontal-align="justify" draw:textarea-vertical-align="middle" draw:auto-grow-height="false" fo:min-height="1.02cm" fo:min-width="2.04cm"/>
      <style:paragraph-properties style:writing-mode="lr-tb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1.02cm" fo:min-width="2.04cm"/>
      <style:paragraph-properties style:writing-mode="lr-tb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1.02cm" fo:min-width="2.04cm" fo:wrap-option="wrap"/>
      <style:paragraph-properties style:writing-mode="lr-tb"/>
    </style:style>
    <style:style style:name="gr5" style:family="graphic" style:parent-style-name="standard">
      <style:graphic-properties draw:fill="solid" draw:fill-color="#ff8000" draw:textarea-horizontal-align="justify" draw:textarea-vertical-align="middle" draw:auto-grow-height="false" fo:min-height="1.02cm" fo:min-width="2.04cm"/>
      <style:paragraph-properties style:writing-mode="lr-tb"/>
    </style:style>
    <style:style style:name="gr6" style:family="graphic" style:parent-style-name="standard">
      <style:graphic-properties draw:fill="solid" draw:fill-color="#ff8000" draw:textarea-horizontal-align="justify" draw:textarea-vertical-align="middle" draw:auto-grow-height="false" fo:min-height="1.02cm" fo:min-width="2.04cm" fo:wrap-option="wrap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9" style:family="graphic" style:parent-style-name="objectwithoutfill">
      <style:graphic-properties draw:marker-end="Arrowheads_20_2" draw:marker-end-width="0.3cm" draw:fill="none" draw:textarea-vertical-align="middle"/>
    </style:style>
    <style:style style:name="gr10" style:family="graphic" style:parent-style-name="objectwithoutfill">
      <style:graphic-properties draw:marker-end="Arrowheads_20_3" draw:marker-end-width="0.3cm" draw:fill="none" draw:textarea-vertical-align="middle"/>
    </style:style>
    <style:style style:name="gr11" style:family="graphic" style:parent-style-name="objectwithoutfill">
      <style:graphic-properties draw:marker-end="Arrowheads_20_4" draw:marker-end-width="0.3cm" draw:fill="none" draw:textarea-vertical-align="middle"/>
    </style:style>
    <style:style style:name="gr12" style:family="graphic" style:parent-style-name="objectwithoutfill">
      <style:graphic-properties draw:marker-end="Arrowheads_20_5" draw:marker-end-width="0.3cm" draw:fill="none" draw:textarea-vertical-align="middle"/>
    </style:style>
    <style:style style:name="gr13" style:family="graphic" style:parent-style-name="objectwithoutfill">
      <style:graphic-properties draw:marker-end="Arrowheads_20_6" draw:marker-end-width="0.3cm" draw:fill="none" draw:textarea-vertical-align="middle"/>
    </style:style>
    <style:style style:name="gr14" style:family="graphic" style:parent-style-name="objectwithoutfill">
      <style:graphic-properties draw:marker-end="Arrowheads_20_7" draw:marker-end-width="0.3cm" draw:fill="none" draw:textarea-vertical-align="middle"/>
    </style:style>
    <style:style style:name="gr15" style:family="graphic" style:parent-style-name="objectwithoutfill">
      <style:graphic-properties draw:marker-end="Arrowheads_20_8" draw:marker-end-width="0.3cm" draw:fill="none" draw:textarea-vertical-align="middle"/>
    </style:style>
    <style:style style:name="P1" style:family="paragraph">
      <style:text-properties fo:font-size="6pt" style:font-size-asian="6pt" style:font-size-complex="6pt"/>
    </style:style>
    <style:style style:name="P2" style:family="paragraph">
      <loext:graphic-properties draw:fill="none" draw:fill-color="#ffffff"/>
      <style:text-properties fo:font-size="6pt" style:font-size-asian="6pt" style:font-size-complex="6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00a933"/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="solid" draw:fill-color="#ffffff"/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="solid" draw:fill-color="#ff8000"/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128cm" svg:height="2.223cm" svg:x="0.952cm" svg:y="0.952cm">
          <draw:text-box>
            <text:p text:style-name="P1"><text:span text:style-name="T1">Major components of system:</text:span></text:p>
            <text:p text:style-name="P1"><text:span text:style-name="T1">- light sensor</text:span></text:p>
            <text:p text:style-name="P1"><text:span text:style-name="T1">- occupancy/movement sensor</text:span></text:p>
            <text:p text:style-name="P1"><text:span text:style-name="T1">- touch sensor</text:span></text:p>
            <text:p text:style-name="P1"><text:span text:style-name="T1">- micro-controller (raspberry pi)</text:span></text:p>
            <text:p text:style-name="P1"><text:span text:style-name="T1">- smart phone</text:span></text:p>
            <text:p text:style-name="P1"><text:span text:style-name="T1">- wireless network</text:span></text:p>
          </draw:text-box>
        </draw:frame>
        <draw:custom-shape draw:style-name="gr2" draw:text-style-name="P4" draw:layer="layout" svg:width="2.54cm" svg:height="1.27cm" svg:x="6.35cm" svg:y="0.635cm">
          <text:p text:style-name="P3"><text:span text:style-name="T2">Sensor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cm" svg:height="1.27cm" svg:x="13.652cm" svg:y="0.635cm">
          <text:p text:style-name="P3"><text:span text:style-name="T2">Micro-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cm" svg:height="1.27cm" svg:x="17.145cm" svg:y="0.635cm">
          <text:p text:style-name="P3"><text:span text:style-name="T2">Smart Phon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cm" svg:height="1.27cm" svg:x="23.495cm" svg:y="0.635cm">
          <text:p text:style-name="P3"><text:span text:style-name="T2">Wireless Net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54cm" svg:height="1.27cm" svg:x="3.81cm" svg:y="2.857cm">
          <text:p text:style-name="P3"><text:span text:style-name="T2">Light Senso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54cm" svg:height="1.27cm" svg:x="8.89cm" svg:y="2.857cm">
          <text:p text:style-name="P3"><text:span text:style-name="T2">Touch Senso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54cm" svg:height="1.27cm" svg:x="6.35cm" svg:y="2.857cm">
          <text:p text:style-name="P3"><text:span text:style-name="T2">Occupancy/ Movement Sensor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54cm" svg:height="1.27cm" svg:x="22.225cm" svg:y="2.54cm">
          <text:p text:style-name="P3"><text:span text:style-name="T2">Home Wi-Fi Net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54cm" svg:height="1.27cm" svg:x="24.765cm" svg:y="2.54cm">
          <text:p text:style-name="P3"><text:span text:style-name="T2">Bluetooth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54cm" svg:height="1.27cm" svg:x="12.065cm" svg:y="6.032cm">
          <text:p text:style-name="P3"><text:span text:style-name="T2">Electrical Interface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54cm" svg:height="1.27cm" svg:x="19.685cm" svg:y="6.032cm">
          <text:p text:style-name="P3"><text:span text:style-name="T2">Communication Interfac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54cm" svg:height="1.27cm" svg:x="15.875cm" svg:y="6.032cm">
          <text:p text:style-name="P3"><text:span text:style-name="T2">User Interface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17.145cm" svg:y1="8.889cm" svg:x2="17.145cm" svg:y2="7.302cm">
          <text:p/>
        </draw:line>
        <draw:frame draw:style-name="gr8" draw:text-style-name="P2" draw:layer="layout" svg:width="1.905cm" svg:height="0.952cm" svg:x="16.193cm" svg:y="8.89cm">
          <draw:text-box>
            <text:p text:style-name="P1"><text:span text:style-name="T1">Smart phone</text:span></text:p>
          </draw:text-box>
        </draw:frame>
        <draw:line draw:style-name="gr9" draw:text-style-name="P7" draw:layer="layout" svg:x1="13.335cm" svg:y1="8.889cm" svg:x2="13.335cm" svg:y2="7.302cm">
          <text:p/>
        </draw:line>
        <draw:frame draw:style-name="gr8" draw:text-style-name="P2" draw:layer="layout" svg:width="1.587cm" svg:height="0.952cm" svg:x="12.701cm" svg:y="8.89cm">
          <draw:text-box>
            <text:p text:style-name="P1"><text:span text:style-name="T1">Sensors</text:span></text:p>
          </draw:text-box>
        </draw:frame>
        <draw:line draw:style-name="gr10" draw:text-style-name="P7" draw:layer="layout" svg:x1="20.955cm" svg:y1="8.889cm" svg:x2="20.955cm" svg:y2="7.302cm">
          <text:p/>
        </draw:line>
        <draw:frame draw:style-name="gr8" draw:text-style-name="P2" draw:layer="layout" svg:width="2.858cm" svg:height="0.952cm" svg:x="20.002cm" svg:y="8.89cm">
          <draw:text-box>
            <text:p text:style-name="P1"><text:span text:style-name="T1">Wireless network</text:span></text:p>
            <text:p text:style-name="P1"><text:span text:style-name="T1">Micro-controller</text:span></text:p>
          </draw:text-box>
        </draw:frame>
        <draw:line draw:style-name="gr11" draw:text-style-name="P7" draw:layer="layout" svg:x1="6.35cm" svg:y1="1.905cm" svg:x2="5.397cm" svg:y2="2.857cm">
          <text:p/>
        </draw:line>
        <draw:line draw:style-name="gr12" draw:text-style-name="P7" draw:layer="layout" svg:x1="7.62cm" svg:y1="1.905cm" svg:x2="7.62cm" svg:y2="2.857cm">
          <text:p/>
        </draw:line>
        <draw:line draw:style-name="gr13" draw:text-style-name="P7" draw:layer="layout" svg:x1="8.89cm" svg:y1="1.905cm" svg:x2="9.842cm" svg:y2="2.857cm">
          <text:p/>
        </draw:line>
        <draw:line draw:style-name="gr14" draw:text-style-name="P7" draw:layer="layout" svg:x1="24.447cm" svg:y1="1.905cm" svg:x2="23.812cm" svg:y2="2.54cm">
          <text:p/>
        </draw:line>
        <draw:line draw:style-name="gr15" draw:text-style-name="P7" draw:layer="layout" svg:x1="25.082cm" svg:y1="1.905cm" svg:x2="25.717cm" svg:y2="2.54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_35__20_Percent" draw:display-name="5 Percent" xlink:href="Pictures/10000000000000080000000884F52DEEB1361DF4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0-21T17:23:31.597000000</meta:creation-date>
    <dc:date>2020-10-21T19:07:33.586000000</dc:date>
    <meta:editing-duration>PT18M30S</meta:editing-duration>
    <meta:editing-cycles>1</meta:editing-cycles>
    <meta:document-statistic meta:object-count="24"/>
    <meta:generator>LibreOffice/7.0.2.2$Windows_X86_64 LibreOffice_project/8349ace3c3162073abd90d81fd06dcfb6b36b994</meta:generator>
  </office:meta>
</office:document-meta>
</file>